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a87b" officeooo:paragraph-rsid="001ea87b"/>
    </style:style>
    <style:style style:name="P2" style:family="paragraph" style:parent-style-name="Standard">
      <style:text-properties officeooo:rsid="002022fa" officeooo:paragraph-rsid="002022fa"/>
    </style:style>
    <style:style style:name="P3" style:family="paragraph" style:parent-style-name="Standard">
      <style:text-properties officeooo:rsid="002022fa" officeooo:paragraph-rsid="002095cc"/>
    </style:style>
    <style:style style:name="P4" style:family="paragraph" style:parent-style-name="Standard">
      <style:text-properties officeooo:rsid="002095cc" officeooo:paragraph-rsid="0026b446"/>
    </style:style>
    <style:style style:name="P5" style:family="paragraph" style:parent-style-name="Standard">
      <style:text-properties officeooo:rsid="00228e7d" officeooo:paragraph-rsid="002312c3"/>
    </style:style>
    <style:style style:name="P6" style:family="paragraph" style:parent-style-name="Standard">
      <style:text-properties officeooo:paragraph-rsid="00228e7d"/>
    </style:style>
    <style:style style:name="P7" style:family="paragraph" style:parent-style-name="Standard">
      <style:text-properties fo:font-weight="normal" officeooo:rsid="00228e7d" officeooo:paragraph-rsid="00228e7d" style:font-weight-asian="normal" style:font-weight-complex="normal"/>
    </style:style>
    <style:style style:name="P8" style:family="paragraph" style:parent-style-name="Standard">
      <style:text-properties fo:font-weight="normal" officeooo:rsid="002312c3" officeooo:paragraph-rsid="002312c3" style:font-weight-asian="normal" style:font-weight-complex="normal"/>
    </style:style>
    <style:style style:name="P9" style:family="paragraph" style:parent-style-name="Standard">
      <style:text-properties fo:font-weight="normal" officeooo:rsid="002022fa" officeooo:paragraph-rsid="0026b446" style:font-weight-asian="normal" style:font-weight-complex="normal"/>
    </style:style>
    <style:style style:name="P10" style:family="paragraph" style:parent-style-name="Standard">
      <style:text-properties fo:font-weight="normal" officeooo:rsid="0026b446" officeooo:paragraph-rsid="0026b446" style:font-weight-asian="normal" style:font-weight-complex="normal"/>
    </style:style>
    <style:style style:name="P11" style:family="paragraph" style:parent-style-name="Standard">
      <style:text-properties fo:font-weight="normal" officeooo:rsid="00283e99" officeooo:paragraph-rsid="00283e99" style:font-weight-asian="normal" style:font-weight-complex="normal"/>
    </style:style>
    <style:style style:name="P12" style:family="paragraph" style:parent-style-name="Text_20_body">
      <style:text-properties officeooo:rsid="002312c3" officeooo:paragraph-rsid="0024125d"/>
    </style:style>
    <style:style style:name="P13" style:family="paragraph" style:parent-style-name="Text_20_body" style:list-style-name="L1"/>
    <style:style style:name="P14" style:family="paragraph" style:parent-style-name="Text_20_body" style:list-style-name="L1">
      <style:text-properties officeooo:rsid="00252831" officeooo:paragraph-rsid="00252831"/>
    </style:style>
    <style:style style:name="P15" style:family="paragraph" style:parent-style-name="Text_20_body">
      <style:text-properties officeooo:rsid="0028d38f" officeooo:paragraph-rsid="0028d38f"/>
    </style:style>
    <style:style style:name="P16" style:family="paragraph" style:parent-style-name="Text_20_body">
      <style:text-properties officeooo:rsid="0028d38f" officeooo:paragraph-rsid="002aff97"/>
    </style:style>
    <style:style style:name="P17" style:family="paragraph" style:parent-style-name="Text_20_body">
      <style:text-properties officeooo:rsid="0028d38f" officeooo:paragraph-rsid="002bae65"/>
    </style:style>
    <style:style style:name="P18" style:family="paragraph" style:parent-style-name="Text_20_body">
      <style:text-properties officeooo:rsid="002bae65" officeooo:paragraph-rsid="002bae65"/>
    </style:style>
    <style:style style:name="P19" style:family="paragraph" style:parent-style-name="Text_20_body">
      <style:text-properties officeooo:rsid="002bae65" officeooo:paragraph-rsid="002d6f99"/>
    </style:style>
    <style:style style:name="P20" style:family="paragraph" style:parent-style-name="Text_20_body">
      <style:text-properties officeooo:rsid="002bf198" officeooo:paragraph-rsid="002bf198"/>
    </style:style>
    <style:style style:name="P21" style:family="paragraph" style:parent-style-name="Text_20_body">
      <style:text-properties officeooo:rsid="002d6f99" officeooo:paragraph-rsid="002d6f99"/>
    </style:style>
    <style:style style:name="P22" style:family="paragraph" style:parent-style-name="Text_20_body">
      <style:text-properties officeooo:rsid="002ee2d0" officeooo:paragraph-rsid="002ee2d0"/>
    </style:style>
    <style:style style:name="P23" style:family="paragraph" style:parent-style-name="Text_20_body">
      <style:text-properties officeooo:rsid="00304a2a" officeooo:paragraph-rsid="00304a2a"/>
    </style:style>
    <style:style style:name="P24" style:family="paragraph" style:parent-style-name="Text_20_body">
      <style:text-properties officeooo:rsid="0032f3a5" officeooo:paragraph-rsid="0032f3a5"/>
    </style:style>
    <style:style style:name="P25" style:family="paragraph" style:parent-style-name="Text_20_body">
      <style:text-properties officeooo:rsid="0032f3a5" officeooo:paragraph-rsid="00345ee6"/>
    </style:style>
    <style:style style:name="P26" style:family="paragraph" style:parent-style-name="Text_20_body">
      <style:text-properties officeooo:rsid="00345ee6" officeooo:paragraph-rsid="00345ee6"/>
    </style:style>
    <style:style style:name="P27" style:family="paragraph" style:parent-style-name="Text_20_body">
      <style:text-properties officeooo:rsid="0035b2e2" officeooo:paragraph-rsid="0035b2e2"/>
    </style:style>
    <style:style style:name="P28" style:family="paragraph" style:parent-style-name="Text_20_body">
      <style:text-properties officeooo:rsid="0035b2e2" officeooo:paragraph-rsid="0036c544"/>
    </style:style>
    <style:style style:name="P29" style:family="paragraph" style:parent-style-name="Text_20_body">
      <style:text-properties officeooo:rsid="0035b2e2" officeooo:paragraph-rsid="003a95ec"/>
    </style:style>
    <style:style style:name="P30" style:family="paragraph" style:parent-style-name="Text_20_body">
      <style:text-properties officeooo:rsid="0036c544" officeooo:paragraph-rsid="0036c544"/>
    </style:style>
    <style:style style:name="P31" style:family="paragraph" style:parent-style-name="Text_20_body">
      <style:text-properties officeooo:paragraph-rsid="0036c544"/>
    </style:style>
    <style:style style:name="P32" style:family="paragraph" style:parent-style-name="Text_20_body">
      <style:text-properties officeooo:paragraph-rsid="0038b213"/>
    </style:style>
    <style:style style:name="P33" style:family="paragraph" style:parent-style-name="Text_20_body">
      <style:text-properties officeooo:paragraph-rsid="00392ddd"/>
    </style:style>
    <style:style style:name="P34" style:family="paragraph" style:parent-style-name="Text_20_body">
      <style:text-properties officeooo:paragraph-rsid="003a95ec"/>
    </style:style>
    <style:style style:name="P35" style:family="paragraph" style:parent-style-name="Text_20_body">
      <style:text-properties officeooo:paragraph-rsid="003be1cf"/>
    </style:style>
    <style:style style:name="P36" style:family="paragraph" style:parent-style-name="Text_20_body" style:list-style-name="L1">
      <style:paragraph-properties fo:margin-top="0cm" fo:margin-bottom="0cm" loext:contextual-spacing="false"/>
    </style:style>
    <style:style style:name="T1" style:family="text">
      <style:text-properties officeooo:rsid="002095cc"/>
    </style:style>
    <style:style style:name="T2" style:family="text">
      <style:text-properties officeooo:rsid="00228e7d"/>
    </style:style>
    <style:style style:name="T3" style:family="text">
      <style:text-properties fo:font-weight="normal" style:font-weight-asian="normal" style:font-weight-complex="normal"/>
    </style:style>
    <style:style style:name="T4" style:family="text">
      <style:text-properties fo:font-weight="normal" officeooo:rsid="00228e7d" style:font-weight-asian="normal" style:font-weight-complex="normal"/>
    </style:style>
    <style:style style:name="T5" style:family="text">
      <style:text-properties fo:font-weight="normal" officeooo:rsid="002312c3" style:font-weight-asian="normal" style:font-weight-complex="normal"/>
    </style:style>
    <style:style style:name="T6" style:family="text">
      <style:text-properties fo:font-weight="normal" officeooo:rsid="0024125d" style:font-weight-asian="normal" style:font-weight-complex="normal"/>
    </style:style>
    <style:style style:name="T7" style:family="text">
      <style:text-properties fo:font-weight="normal" officeooo:rsid="00252831" style:font-weight-asian="normal" style:font-weight-complex="normal"/>
    </style:style>
    <style:style style:name="T8" style:family="text">
      <style:text-properties officeooo:rsid="00252831"/>
    </style:style>
    <style:style style:name="T9" style:family="text">
      <style:text-properties officeooo:rsid="0026b446"/>
    </style:style>
    <style:style style:name="T10" style:family="text">
      <style:text-properties officeooo:rsid="002ab676"/>
    </style:style>
    <style:style style:name="T11" style:family="text">
      <style:text-properties officeooo:rsid="002bae65"/>
    </style:style>
    <style:style style:name="T12" style:family="text">
      <style:text-properties officeooo:rsid="002bf198"/>
    </style:style>
    <style:style style:name="T13" style:family="text">
      <style:text-properties officeooo:rsid="002d6f99"/>
    </style:style>
    <style:style style:name="T14" style:family="text">
      <style:text-properties officeooo:rsid="002ee2d0"/>
    </style:style>
    <style:style style:name="T15" style:family="text">
      <style:text-properties officeooo:rsid="00304a2a"/>
    </style:style>
    <style:style style:name="T16" style:family="text">
      <style:text-properties officeooo:rsid="00345ee6"/>
    </style:style>
    <style:style style:name="T17" style:family="text">
      <style:text-properties officeooo:rsid="0036c544"/>
    </style:style>
    <style:style style:name="T18" style:family="text">
      <style:text-properties style:font-name="Liberation Serif"/>
    </style:style>
    <style:style style:name="T19" style:family="text">
      <style:text-properties style:font-name="Liberation Serif" officeooo:rsid="0036c544"/>
    </style:style>
    <style:style style:name="T20" style:family="text">
      <style:text-properties style:font-name="Liberation Serif" officeooo:rsid="0038b213"/>
    </style:style>
    <style:style style:name="T21" style:family="text">
      <style:text-properties style:font-name="Liberation Serif" officeooo:rsid="00392ddd"/>
    </style:style>
    <style:style style:name="T22" style:family="text">
      <style:text-properties style:font-name="Liberation Serif" officeooo:rsid="003a95ec"/>
    </style:style>
    <style:style style:name="T23" style:family="text">
      <style:text-properties style:font-name="Liberation Serif" officeooo:rsid="003be1cf"/>
    </style:style>
    <style:style style:name="T24" style:family="text">
      <style:text-properties officeooo:rsid="003a95ec"/>
    </style:style>
    <style:style style:name="T25" style:family="text">
      <style:text-properties officeooo:rsid="003be1c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tivo</text:p>
      <text:p text:style-name="P1"/>
      <text:p text:style-name="P2">El objetivo de este trabajo práctico es subir un software a un repositorio PPA, para luego añadir este repositorio a <text:span text:style-name="T1">nuestro</text:span> sistema <text:span text:style-name="T1">UNIX</text:span> y poder descargarlo e instalarlo.</text:p>
      <text:p text:style-name="P2"/>
      <text:p text:style-name="P2">¿Qué es PPA?</text:p>
      <text:p text:style-name="P2"/>
      <text:p text:style-name="P3">PPA, llamado así por sus siglas en inglés Personal Package Archive, es un repositorio de software <text:span text:style-name="T1">para sistemas de tipo UNIX</text:span> <text:span text:style-name="T1">dedicado a la subida </text:span>exclusiv<text:span text:style-name="T1">a</text:span> de source packages. <text:span text:style-name="T8">Este repositorio no pertenece a los repositorios oficiales. En otras palabras, para poder descargar e instalar un software ubicado en el repositorio primero se debe agregar el mismo a la lista de repositorios en nuestro sistema, y luego finalmente gestionar el mismo como cualquier software ubicado en los repositorios oficiales.</text:span></text:p>
      <text:p text:style-name="P3">Estos paquetes, luego de ser subidos al repositorio, serán <text:span text:style-name="T1">generados en forma de paquetes binarios</text:span> y publicados como <text:span text:style-name="T1">un repositorio APT por Launchpad, para que puedan ser accedidos libremente por cualquier usuario.</text:span></text:p>
      <text:p text:style-name="P6"><text:span text:style-name="T2">APT, o </text:span><text:span text:style-name="T3">Advanced Package Tool, </text:span><text:span text:style-name="T4">es un software libre dedicado a la gestión de software en distribuciones Debian y sus variantes. APT simplifica el proceso de manipulación de software automatizando la bajada, configuración e instalación del mismo, ya sea mediante archivos precompilados o compilando código fuente.</text:span></text:p>
      <text:p text:style-name="P7"/>
      <text:p text:style-name="P7">¿Por qué un repositorio PPA?</text:p>
      <text:p text:style-name="P7"/>
      <text:p text:style-name="P5"><text:span text:style-name="T3">El repositorio PPA no solo ofrece la </text:span><text:span text:style-name="T5">posibilidad de almacenar nuestro software en la nube y encargarse de generar los paquete binarios, si no que también permite llevar un versionado de nuestro software en el mismo repositorio.</text:span></text:p>
      <text:p text:style-name="P8">Esto quiere decir que al modificar nuestro codigo fuente, y lógicamente su versión, solo se debe crear el source package y subirlo al repositorio para que esté disponible para los usuarios de nuestro software. El usuario, de la misma manera que maneja software ubicado en repositorios oficiales de Ubuntu, mediante un comando en consola tiene la posibilidad de actualizar el software descargado.</text:p>
      <text:p text:style-name="P8"/>
      <text:p text:style-name="P8">Source Package vs. Binary Package</text:p>
      <text:p text:style-name="P8"/>
      <text:p text:style-name="P11">Antes que nada, deberíamos saber que son o que contienen los paquetes sobre los que estamos tratando.</text:p>
      <text:p text:style-name="P8"/>
      <text:p text:style-name="P4">Los source packages, <text:span text:style-name="T9">o paquetes fuente,</text:span> contienen todos los archivos necesarios para compilar o construir el software deseado.</text:p>
      <text:p text:style-name="P9"/>
      <text:p text:style-name="P10">Los binary packages, o paquetes binarios, son paquetes de aplicación que contienen especificamente archivos ejecutables preconstruidos. Para correr estos ejecutables, es necesario descomprimir el paquete; generalmente hay sistemas de gestión de paquetes que se encargan de realizar este trabajo (por ejemplo apt, dpkg).</text:p>
      <text:p text:style-name="P8"/>
      <text:p text:style-name="P12"><text:span text:style-name="T6">Hay varias maneras muy sencillas de generar paquetes binarios, como paquetes </text:span><text:span text:style-name="T3">.deb </text:span><text:span text:style-name="T6">para </text:span><text:span text:style-name="T3">Debian, .rpm </text:span><text:span text:style-name="T6">para</text:span><text:span text:style-name="T3"> RedHat, etc.</text:span><text:span text:style-name="T6"> </text:span><text:span text:style-name="T3"><text:s/></text:span><text:span text:style-name="T6">Pero, aunque paresca una alternativa agradable para trabajar, no es solamente </text:span><text:span text:style-name="T7">incompatible</text:span><text:span text:style-name="T6"> para subir a un repositorio, </text:span><text:span text:style-name="T7">donde se requieren paquetes fuente, si no que tambien es inferior. Esto es debido a que las distribuciones binarias:</text:span><text:bookmark text:name="line-28"/><text:bookmark text:name="line-29"/></text:p>
      <text:list xml:id="list2784277702015185953" text:style-name="L1">
        <text:list-item>
          <text:p text:style-name="P36"><text:span text:style-name="T8">no proveen una manera unificada de obtener un software</text:span> (<text:span text:style-name="T8">como lo son los repositios APT para los paquetes fuente – apt-get</text:span>)<text:bookmark text:name="line-30"/>.</text:p>
        </text:list-item>
        <text:list-item>
          <text:p text:style-name="P13"><text:soft-page-break/><text:span text:style-name="T8">dificultan (si no imposibilitan) reconstruir un paquete binario debido a la falta de estandarización en el proceso de construcción del paquete y descripciones de las dependencias</text:span>. <text:span text:style-name="T8">A menudo los autores “upstream” (los usuarios que publican su software) suben varias instrucciones en archivos README</text:span>, <text:span text:style-name="T8">las cuales pueden variar de paquete a paquete y no hay garantias de que esten totalmente completas</text:span>; <text:span text:style-name="T8">haciendo que el proceso de reconstruccion del paquete sea bastante frágil</text:span>.<text:bookmark text:name="line-31"/></text:p>
        </text:list-item>
        <text:list-item>
          <text:p text:style-name="P14">están compiladas para una distribución particular de nuesto sistema UNIX.</text:p>
        </text:list-item>
      </text:list>
      <text:p text:style-name="P15">Gobstones en un Debian Package (.deb)</text:p>
      <text:p text:style-name="P15"/>
      <text:p text:style-name="P15">Gobstones en un Personal Package Archive (PPA)</text:p>
      <text:p text:style-name="P15">1. Herramientas necesarias</text:p>
      <text:p text:style-name="P15"><text:span text:style-name="T11">1.1 </text:span>DPKG (Debian Package Gestor)</text:p>
      <text:p text:style-name="P15">sudo apt-get install dpkg</text:p>
      <text:p text:style-name="P15">Esta herramienta sirve para gestionar paquetes Debian en el sistema.</text:p>
      <text:p text:style-name="P15"><text:span text:style-name="T11">1.2 </text:span>Fakeroot</text:p>
      <text:p text:style-name="P16">sudo apt-get install fakeroot</text:p>
      <text:p text:style-name="P17"><text:span text:style-name="T10">Esta herramienta nos permite desenvolvernos en un ambiente root falso,</text:span> <text:span text:style-name="T10">evita la necesidad de ser root para construir un paquete.</text:span></text:p>
      <text:p text:style-name="P17"><text:span text:style-name="T11">1.3 OpenSSH</text:span></text:p>
      <text:p text:style-name="P18">sudo apt-get install openssh-client</text:p>
      <text:p text:style-name="P18">Esta herramienta sirve para generar claves SSH.</text:p>
      <text:p text:style-name="P18">1.4 DPUT</text:p>
      <text:p text:style-name="P18">sudo apt-get install dput</text:p>
      <text:p text:style-name="P18">Esta herramienta nos permite subir nuestros paquetes al repositorio PPA.</text:p>
      <text:p text:style-name="P18">1.5 dh_make</text:p>
      <text:p text:style-name="P18">sudo apt-get install dh-make</text:p>
      <text:p text:style-name="P18">Esta herramienta sirve para convertir archivos de código fuente en paquetes de código fuente de Debian.</text:p>
      <text:p text:style-name="P18">2. Organización de los archivos</text:p>
      <text:p text:style-name="P19">Los archivos deben estar organizados dentro de una carpeta nombrada &lt;paquete&gt;-&lt;versión&gt;, por ejemplo 'gobstones-0.8'. Dentro de la misma deben estar los archivos que se instalaran, o que finalmente quedaran en el sistema del usuario.</text:p>
      <text:p text:style-name="P19"><text:span text:style-name="T13">La estructura de los archivos debería ser muy parecida, si no igual, al utilizado para crear el paquete binario (.deb). Un ejemplo de esta estructura sería:</text:span></text:p>
      <text:p text:style-name="P18"><text:soft-page-break/></text:p>
      <text:p text:style-name="P18">- <text:span text:style-name="T12">gobstones-0.8</text:span></text:p>
      <text:p text:style-name="P20"><text:tab/>|--- opt / gobstones / *</text:p>
      <text:p text:style-name="P20"><text:tab/>|--- usr / share / *</text:p>
      <text:p text:style-name="P20"><text:tab/>|--- usr / bin / *</text:p>
      <text:p text:style-name="P21">3. Generando los archivos necesarios para el paquete source</text:p>
      <text:p text:style-name="P21">Dentro de la carpeta &lt;package&gt;-&lt;version&gt; ejecutamos 'dh_make –createorig'. Esto generará los archivos base y necesarios para poder empaquetar nuestro software.</text:p>
      <text:p text:style-name="P21">Cuando ejecutemos este comando, nos preguntara el tipo de paquete que queremos crear</text:p>
      <text:p text:style-name="P21">'Type of package: single binary, indep binary, multiple binary, library, kernel module, kernel patch? [s/i/m/l/k/n] '</text:p>
      <text:p text:style-name="P21">Elegimos single binary con la letra 's' y nos mostrara la informacion del paquete</text:p>
      <text:p text:style-name="P21">Maintainer name <text:s/>: usuario</text:p>
      <text:p text:style-name="P21">Email-Address <text:s text:c="3"/>: ***@una_compania.com </text:p>
      <text:p text:style-name="P21">Date <text:s text:c="12"/>: Tue, 08 Dec 2015 19:21:32 -0300</text:p>
      <text:p text:style-name="P21">Package Name <text:s text:c="4"/>: gobstones</text:p>
      <text:p text:style-name="P21">Version <text:s text:c="9"/>: 0.8</text:p>
      <text:p text:style-name="P21">License <text:s text:c="9"/>: blank</text:p>
      <text:p text:style-name="P21">Type of Package <text:s/>: Single</text:p>
      <text:p text:style-name="P21">Si esta todo correcto, apretar 'enter' para finalizar la creación.</text:p>
      <text:p text:style-name="P21">Esto creará una carpeta dentro de &lt;paquete&gt;-&lt;versión&gt; llamada 'debian' (Distinta a la que teniamos al momento de generar el paquete binario, la cual era 'DEBIAN', con mayúscula). Dentro la misma podemos ver que se crearon varios archivos, los que nos interesan de estos son: changelog <text:span text:style-name="T15">y control.</text:span></text:p>
      <text:p text:style-name="P21">Además podemos ver que en la carpeta superior del directorio &lt;paquete&gt;-&lt;versión&gt; se generó un archivo &lt;paquete&gt;_&lt;versión&gt;.orig.tar.xz.</text:p>
      <text:p text:style-name="P21">4. Modificando <text:span text:style-name="T14">los archivos generados</text:span></text:p>
      <text:p text:style-name="P22">4.1 Changelog</text:p>
      <text:p text:style-name="P22">Al abrir el archivo veremos algo como lo siguiente</text:p>
      <text:p text:style-name="P22">&lt;paquete&gt; (&lt;versión&gt;-&lt;versión-en-distro&gt;) &lt;distro&gt;; urgency=low</text:p>
      <text:p text:style-name="P22">* &lt;comentario&gt;</text:p>
      <text:p text:style-name="P22"><text:s/>-- &lt;usuario&gt; &lt;&lt;<text:span text:style-name="T13">***@***</text:span>&gt;&gt; <text:s/>Mon, 07 Dec 2015 18:39:37 -0300</text:p>
      <text:p text:style-name="P22">Las cosas que se generaron automáticamente son:</text:p>
      <text:p text:style-name="P22"><text:soft-page-break/>&lt;paquete&gt;: el nombre del paquete;</text:p>
      <text:p text:style-name="P22">&lt;versión&gt;: la versión que pusimos en el directorio &lt;paquete&gt;-&lt;versión&gt;;</text:p>
      <text:p text:style-name="P22">&lt;distro&gt;: es la distribución en la que estamos trabajando en Ubuntu, podriamos cambiarlo por otra como 'wily' (Ubuntu 15.10), 'trusty' (Ubuntu 14.04), 'vivid' (Ubuntu 15.04), etc.;</text:p>
      <text:p text:style-name="P22">&lt;comentario&gt;: un comentario auto-generado que deberiamos cambiar por algún comentario de la versión;</text:p>
      <text:p text:style-name="P22">&lt;usuario&gt;: el usuario upstream;</text:p>
      <text:p text:style-name="P22">&lt;<text:span text:style-name="T13">***@***</text:span>&gt;: el mail del usuario upstream.</text:p>
      <text:p text:style-name="P22">Por convención, se agrega &lt;versión-en-distro&gt; luego de la &lt;versión&gt; el cual indica la versión en Debian y la versión en Ubuntu, de la siguiente manera &lt;versión-debian&gt;ubuntu&lt;versión-ubuntu&gt;. Por ejemplo , 0ubuntu1, esto sería la versión cero de debian (ya que no hay versión en debian) y la versión 1 de ubuntu.</text:p>
      <text:p text:style-name="P23">4.2 Control</text:p>
      <text:p text:style-name="P23">Es el mismo que se explicó en la creación del paquete binario, con la diferencia que es obligatorio indicar algo en el campo 'Section:', en nuestro caso 'devel'. </text:p>
      <text:p text:style-name="P23">Otras categorías disponibles a la fecha son: admin, cli-mono, comm, database, debug, devel, doc, editors, education, electronics, embedded, fonts, games, gnome, gnu-r, gnustep, graphics, hamradio, haskell, httpd, interpreters, introspection, java, kde, kernel, libdevel, libs, lisp, localization, mail, math, metapackages, misc, net, news, ocaml, oldlibs, otherosfs, perl, php, python, ruby, science, shells, sound, tasks, tex, text, utils, vcs, video, web, x11, xfce, zope.</text:p>
      <text:p text:style-name="P24">5. El archivo &lt;paquete&gt;.install</text:p>
      <text:p text:style-name="P25">Dentro de la carpeta 'debian/' <text:span text:style-name="T16">se crea un archivo llamado &lt;paquete&gt;.install, por ejemplo 'gobstones.install'. Este archivo tendrá las directivas de donde copiar (en el caso de nuestro proyecto, fue solo copiar) los archivos que contiene nuestro paquete a los ficheros del sistema del usuario. La directiva '%:<text:tab/>dh $@' en el archivo rules se encarga de ejecutar la acción de copiado, descripta en el archivo &lt;paquete&gt;.install.</text:span></text:p>
      <text:p text:style-name="P26">Entonces el archivo &lt;paquete&gt;.install debería verse parecido a lo siguiente:</text:p>
      <text:p text:style-name="P26">fichero/dentro/del/paquete fichero/en/el/sistema/del/usuario</text:p>
      <text:p text:style-name="P26">archivo/genérico/en/paquete/foo.py fichero/en/el/sistema/del/usuario/</text:p>
      <text:p text:style-name="P26">Para mas información de este comando podemos ver consultarlo escribiendo en la consola 'man dh_install'.</text:p>
      <text:p text:style-name="P27">6. Utilización de una llave GPG</text:p>
      <text:p text:style-name="P28"><text:span text:style-name="T17">6.1 Generar llave</text:span></text:p>
      <text:p text:style-name="P29">Generamos una llave GPG, <text:span text:style-name="T24">e ingresamos una frase clave para la misma. Los pasos paa crear la llave</text:span> se vi<text:span text:style-name="T24">eron</text:span> en clase (para saber como crear una <text:a xlink:type="simple" xlink:href="https://fedoraproject.org/wiki/Creating_GPG_Keys/es#Creando_llaves_GPG" text:style-name="Internet_20_link" text:visited-style-name="Visited_20_Internet_20_Link">https://fedoraproject.org/wiki/Creating_GPG_Keys/es#Creando_llaves_GPG</text:a>).</text:p>
      <text:p text:style-name="P29"><text:soft-page-break/><text:span text:style-name="T24">Y</text:span> la publicamos en los servidores Ubuntu mediante el comando</text:p>
      <text:p text:style-name="P27">gpg --keyserver keyserver.ubuntu.com --send-keys &lt;key id&gt;</text:p>
      <text:p text:style-name="P27">Nota: para saber el id de la llave podemos escribir 'gpg --fingerprint' en la consola y nos mostrará todas nuestras llaves, el id en nuestro caso sería '1234567A' en la sección 'pub = <text:s/>1234A/1234567A'.</text:p>
      <text:p text:style-name="P30">Este proceso puede demorar.</text:p>
      <text:p text:style-name="P30">6.2 Subiendo nuestra llave a Launchpad</text:p>
      <text:p text:style-name="P30">Luego debemos subir nuestra llave generada a nuestra cuenta en Launchpad. Si no tienen una, deerían crearla en <text:a xlink:type="simple" xlink:href="https://launchpad.net/" text:style-name="Internet_20_link" text:visited-style-name="Visited_20_Internet_20_Link">https://launchpad.net/</text:a>.</text:p>
      <text:p text:style-name="P31"><text:span text:style-name="T17">Una vez en nuestra cuenta vamos a la sección de llaves OpenPGP y pegamos nuestra huella de clave en la sección que dice 'Fingerprint'. La huella de clave esta debajo de la key id cuando la consultamos anteriormente. Esta luce algo como</text:span><text:span text:style-name="T19"> '</text:span><text:span text:style-name="Source_20_Text"><text:span text:style-name="T18">27E0 7815 B47C 0397 90D5 <text:s/>8589 27D9 A27B F3F9 6058</text:span></text:span><text:span text:style-name="Source_20_Text"><text:span text:style-name="T19">'.</text:span></text:span></text:p>
      <text:p text:style-name="P34"><text:span text:style-name="Source_20_Text"><text:span text:style-name="T22">Luego de esto, Launchpad nos enviará un mail cifrado a la cuenta con la que nos registramos para verificar la llave que acabamos de ingresar desde la web.</text:span></text:span></text:p>
      <text:p text:style-name="P34"><text:span text:style-name="Source_20_Text"><text:span text:style-name="T22">6.3 (OPCIONAL) Herramienta para desencriptar le mail de verificación</text:span></text:span></text:p>
      <text:p text:style-name="P34"><text:span text:style-name="Source_20_Text"><text:span text:style-name="T22">Si no tenemos manera de desencriptar el mail desde el navegador, entonces se puede instalar un plugin llamado 'enigmail' para la herramienta 'thunderbird' mediante el comando 'sudo apt-get install enigmail'.</text:span></text:span></text:p>
      <text:p text:style-name="P34"><text:span text:style-name="Source_20_Text"><text:span text:style-name="T22">Simplemente debemos loguearnos con nuestro mail en el gestor, ingresar en el mail encriptado. En este paso nos pedirá la frase que ingresamos al momento de crear la llave GPG.</text:span></text:span></text:p>
      <text:p text:style-name="P31"><text:span text:style-name="Source_20_Text"><text:span text:style-name="T19">7. Configurar el SHELL</text:span></text:span></text:p>
      <text:p text:style-name="P31"><text:span text:style-name="Source_20_Text"><text:span text:style-name="T19">Ahora debemos indicarle a nuestro sistema quien somos </text:span></text:span><text:span text:style-name="Source_20_Text"><text:span text:style-name="T20">para que cuando creemos el paquete contenga nuestros datos</text:span></text:span><text:span text:style-name="Source_20_Text"><text:span text:style-name="T19">. Para eso, vamos al archivo ubicado en nuestra carpeta personal ~/.bashrc y pegamos lo siguiente debajo de todo del archivo</text:span></text:span></text:p>
      <text:p text:style-name="P31"><text:span text:style-name="Source_20_Text"><text:span text:style-name="T19">export DEBFULLNAME="&lt;Nombre apellido&gt;"</text:span></text:span></text:p>
      <text:p text:style-name="P31"><text:span text:style-name="Source_20_Text"><text:span text:style-name="T19">export DEBEMAIL="&lt;dirección_de@mail.com&gt;"</text:span></text:span></text:p>
      <text:p text:style-name="P32"><text:span text:style-name="Source_20_Text"><text:span text:style-name="T20">8. Generamos el paquete source</text:span></text:span></text:p>
      <text:p text:style-name="P32"><text:span text:style-name="Source_20_Text"><text:span text:style-name="T20">Nos dirigimos al fichero &lt;paquete&gt;-&lt;versión&gt; y ejecutamos el comando 'dpkg-buildpackage -S -sa -k&lt;key ID&gt; -rfakeroot'. Con la opción -k&lt;key id&gt; estamos firmando el paquete con nuestra llave personal, más específicamente los archivos '_source.change' y '.dsc'. Este paso es obligatorio para subirlo al repositorio PPA.</text:span></text:span></text:p>
      <text:p text:style-name="P32"><text:span text:style-name="Source_20_Text"><text:span text:style-name="T20">De esta manera ya tendremos nuestro paquete source generado en el fichero superior.</text:span></text:span></text:p>
      <text:p text:style-name="P35"><text:span text:style-name="Source_20_Text"><text:span text:style-name="T23">8.1 (OPCIONAL) Testear nuestro paquete localmente antes de subirlo</text:span></text:span></text:p>
      <text:p text:style-name="P35"><text:span text:style-name="Source_20_Text"><text:span text:style-name="T23">Para asegurarnos que estamos subiendo un paquete totalmente funcional, es decir, que instale correctamente y que se adecue a nuestras espectativas; podemos utilizar la herramienta pbuilder. La </text:span></text:span><text:soft-page-break/><text:span text:style-name="Source_20_Text"><text:span text:style-name="T23">podemos conseguir mediante el comando 'sudo apt-get install pbuilder'.</text:span></text:span></text:p>
      <text:p text:style-name="P35"><text:span text:style-name="Source_20_Text"><text:span text:style-name="T23">Primero debemos crear un ambiente de testeo totalmente limpio para nuestro paquete. Para eso ejecutamos 'pbuilder-dist &lt;distro&gt; create'. Donde &lt;distro&gt; es una distribución de nuestra sistema UNIX, como se describió anteriormente (wily, vivid, etc.).</text:span></text:span></text:p>
      <text:p text:style-name="P35"><text:span text:style-name="Source_20_Text"><text:span text:style-name="T23">Este proceso puede demorar bastante debido a que se descargarán los archivos necesarios para una instalación mínima.</text:span></text:span></text:p>
      <text:p text:style-name="P35"><text:span text:style-name="Source_20_Text"><text:span text:style-name="T23">Luego nos dirigimos al directorio que posee el paquete source generado y ejecutamos 'pbuilder-dist &lt;distro&gt; build &lt;paquete&gt;_&lt;versión&gt;.dsc'. Este paso generará un paquete binario para la distribución que específicamos, asi que tambíen puede demorar.</text:span></text:span></text:p>
      <text:p text:style-name="P35"><text:span text:style-name="Source_20_Text"><text:span text:style-name="T23">Una vez terminado este proceso vamos al directorio en nuestra carpeta personal '</text:span></text:span><text:span text:style-name="Source_20_Text"><text:span text:style-name="Teletype"><text:span text:style-name="T23">~/pbuilder/&lt;distro&gt;_result/' y ejecutamos el comando</text:span></text:span></text:span><text:span text:style-name="Source_20_Text"><text:span text:style-name="T23"> </text:span></text:span><text:span text:style-name="Source_20_Text"><text:span text:style-name="Teletype"><text:span text:style-name="T23">sudo dpkg -i&lt;paquete&gt;_&lt;versión&gt;.deb.</text:span></text:span></text:span><text:span text:style-name="Teletype"><text:span text:style-name="T23"> Esto instalará el paquete en nuestro sistema de la misma manera que si la estuviéramos instalando desde el repositorio.</text:span></text:span></text:p>
      <text:p text:style-name="P32"><text:span text:style-name="Source_20_Text"><text:span text:style-name="T20">9. Subiendo nuestro paquete source al repositorio</text:span></text:span></text:p>
      <text:p text:style-name="P32"><text:span text:style-name="Source_20_Text"><text:span text:style-name="T20">En nuestra cuante de Launchpad, mas específicamente en la sección de Personal Package Archive, elegimos la opción 'create a new PPA', donde nos pedirá el nombre del repositorio, el nombre con el que será visible y una descripción del mismo.</text:span></text:span></text:p>
      <text:p text:style-name="P32"><text:span text:style-name="Source_20_Text"><text:span text:style-name="T20">Una vez creado vamos al fichero que contiene nuestro paquete generado, que debería contener el archivo '_source.changes'. En el mismo directorio ejecutamos el comando 'dput ppa:&lt;usuario-launchpad&gt;/&lt;nombre-ppa&gt; &lt;source.changes&gt;'.</text:span></text:span></text:p>
      <text:p text:style-name="P33"><text:span text:style-name="Source_20_Text"><text:span text:style-name="T21">Donde </text:span></text:span><text:span text:style-name="Source_20_Text"><text:span text:style-name="T20">&lt;usuario-launchpad&gt; </text:span></text:span><text:span text:style-name="Source_20_Text"><text:span text:style-name="T21">es nuestro usuario de Launchpad (launchpad.net/~&lt;usuario-launchpad&gt;); </text:span></text:span><text:span text:style-name="Source_20_Text"><text:span text:style-name="T20">&lt;nombre-ppa&gt; </text:span></text:span><text:span text:style-name="Source_20_Text"><text:span text:style-name="T21">el nombre de nuestro repositorio PPA; </text:span></text:span><text:span text:style-name="Source_20_Text"><text:span text:style-name="T20">&lt;source.changes&gt; </text:span></text:span><text:span text:style-name="Source_20_Text"><text:span text:style-name="T21">el archivo '_source.chang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jo </meta:initial-creator>
    <meta:creation-date>2015-12-09T14:44:11.513137984</meta:creation-date>
    <dc:date>2015-12-10T16:44:03.498132930</dc:date>
    <dc:creator>Jejo </dc:creator>
    <meta:editing-duration>PT1H59M44S</meta:editing-duration>
    <meta:editing-cycles>17</meta:editing-cycles>
    <meta:generator>LibreOffice/4.4.6.3$Linux_X86_64 LibreOffice_project/40m0$Build-3</meta:generator>
    <meta:document-statistic meta:table-count="0" meta:image-count="0" meta:object-count="0" meta:page-count="6" meta:paragraph-count="111" meta:word-count="1885" meta:character-count="12771" meta:non-whitespace-character-count="10953"/>
  </office:meta>
</office:document-meta>
</file>